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Bug: <text:s/>Paste Special Link Checkbox fails to insert cell references when the source cell is blank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3">
          <table:table-cell/>
          <table:table-cell office:value-type="string">
            <text:p>Source Cells, range B6..E6</text:p>
          </table:table-cell>
          <table:table-cell table:number-columns-repeated="4"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1"/>
          <table:table-cell office:value-type="string">
            <text:p>← cell E6 is empty / blank, and we select the range B6..E6 as the source to be copy / pasted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>
          <table:table-cell/>
          <table:table-cell office:value-type="string">
            <text:p>We paste here using Paste Special with 'Link' Checkbox activated</text:p>
          </table:table-cell>
          <table:table-cell table:number-columns-repeated="4"/>
        </table:table-row>
        <table:table-row table:style-name="ro3">
          <table:table-cell/>
          <table:table-cell table:formula="of:=[.B6]" office:value-type="float" office:value="5">
            <text:p>5</text:p>
          </table:table-cell>
          <table:table-cell table:formula="of:=[$Sheet1.$B$6]" office:value-type="float" office:value="5">
            <text:p>5</text:p>
          </table:table-cell>
          <table:table-cell table:formula="of:=[$Sheet1.$B$6]" office:value-type="float" office:value="5">
            <text:p>5</text:p>
          </table:table-cell>
          <table:table-cell table:style-name="ce1"/>
          <table:table-cell office:value-type="string">
            <text:p>← we would expect a reference to cell E6 here and a zero being displayed, but the cell is also simply blank. <text:s/>A later insertion of number or text into the source cell E6 is therefore never displayed here.</text:p>
          </table:table-cell>
        </table:table-row>
        <table:table-row table:style-name="ro3" table:number-rows-repeated="6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him Roznowski</meta:initial-creator>
    <meta:creation-date>2012-11-19T13:57:27</meta:creation-date>
    <dc:date>2012-11-19T14:23:27</dc:date>
    <dc:creator>Achim Roznowski</dc:creator>
    <meta:editing-duration>PT5M40S</meta:editing-duration>
    <meta:editing-cycles>1</meta:editing-cycles>
    <meta:document-statistic meta:table-count="3" meta:cell-count="11" meta:object-count="0"/>
    <meta:generator>LibreOffice/3.5$Linux_x86 LibreOffice_project/350m1$Build-2</meta:generator>
  </office:meta>
</office:document-meta>
</file>